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459" officeooo:paragraph-rsid="0001f459"/>
    </style:style>
    <style:style style:name="P2" style:family="paragraph" style:parent-style-name="Standard">
      <style:paragraph-properties fo:text-align="center" style:justify-single-word="false"/>
      <style:text-properties fo:color="#ce181e" fo:font-size="18pt" officeooo:rsid="0001f459" officeooo:paragraph-rsid="0001f45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ce181e" fo:font-size="15pt" officeooo:rsid="0003d3ea" officeooo:paragraph-rsid="0003d3ea" style:font-size-asian="15pt" style:font-size-complex="15pt"/>
    </style:style>
    <style:style style:name="P4" style:family="paragraph" style:parent-style-name="Standard">
      <style:text-properties officeooo:rsid="0002d36f" officeooo:paragraph-rsid="0002d36f"/>
    </style:style>
    <style:style style:name="P5" style:family="paragraph" style:parent-style-name="Standard">
      <style:paragraph-properties fo:text-align="center" style:justify-single-word="false"/>
      <style:text-properties officeooo:rsid="0002d36f" officeooo:paragraph-rsid="0002d36f"/>
    </style:style>
    <style:style style:name="P6" style:family="paragraph" style:parent-style-name="Standard">
      <style:paragraph-properties fo:text-align="start" style:justify-single-word="false"/>
      <style:text-properties fo:color="#000000" fo:font-size="12pt" officeooo:rsid="000486ca" officeooo:paragraph-rsid="000486c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officeooo:rsid="000568f4" officeooo:paragraph-rsid="000568f4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fo:font-size="12pt" officeooo:rsid="0007063f" officeooo:paragraph-rsid="0007063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rsid="0007063f" officeooo:paragraph-rsid="0007063f"/>
    </style:style>
    <style:style style:name="P10" style:family="paragraph" style:parent-style-name="Standard">
      <style:paragraph-properties fo:text-align="start" style:justify-single-word="false"/>
      <style:text-properties officeooo:rsid="00076cc9" officeooo:paragraph-rsid="00076cc9"/>
    </style:style>
    <style:style style:name="P11" style:family="paragraph" style:parent-style-name="Standard">
      <style:paragraph-properties fo:text-align="start" style:justify-single-word="false"/>
      <style:text-properties officeooo:rsid="000a65e1" officeooo:paragraph-rsid="000a65e1"/>
    </style:style>
    <style:style style:name="P12" style:family="paragraph" style:parent-style-name="Standard">
      <style:paragraph-properties fo:text-align="start" style:justify-single-word="false"/>
      <style:text-properties officeooo:rsid="000a6afc" officeooo:paragraph-rsid="000a6afc"/>
    </style:style>
    <style:style style:name="P13" style:family="paragraph" style:parent-style-name="Standard">
      <style:paragraph-properties fo:text-align="start" style:justify-single-word="false"/>
      <style:text-properties officeooo:rsid="000a6afc" officeooo:paragraph-rsid="000a6afc"/>
    </style:style>
    <style:style style:name="P14" style:family="paragraph" style:parent-style-name="Standard">
      <style:paragraph-properties fo:text-align="start" style:justify-single-word="false"/>
      <style:text-properties officeooo:rsid="000b3c80" officeooo:paragraph-rsid="000b3c80"/>
    </style:style>
    <style:style style:name="P15" style:family="paragraph" style:parent-style-name="Standard">
      <style:paragraph-properties fo:text-align="start" style:justify-single-word="false"/>
      <style:text-properties officeooo:rsid="000b3c80" officeooo:paragraph-rsid="000ea61a"/>
    </style:style>
    <style:style style:name="P16" style:family="paragraph" style:parent-style-name="Standard">
      <style:paragraph-properties fo:text-align="start" style:justify-single-word="false"/>
      <style:text-properties officeooo:rsid="000cdf1b" officeooo:paragraph-rsid="000cdf1b"/>
    </style:style>
    <style:style style:name="P17" style:family="paragraph" style:parent-style-name="Standard">
      <style:paragraph-properties fo:text-align="start" style:justify-single-word="false"/>
      <style:text-properties officeooo:rsid="000ea61a" officeooo:paragraph-rsid="000ea61a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0b3c80" officeooo:paragraph-rsid="000ea61a"/>
    </style:style>
    <style:style style:name="P19" style:family="paragraph" style:parent-style-name="Standard">
      <style:paragraph-properties fo:text-align="start" style:justify-single-word="false"/>
      <style:text-properties style:text-position="0% 100%" officeooo:rsid="000ea61a" officeooo:paragraph-rsid="000ea61a"/>
    </style:style>
    <style:style style:name="P20" style:family="paragraph" style:parent-style-name="Standard">
      <style:paragraph-properties fo:text-align="center" style:justify-single-word="false"/>
      <style:text-properties fo:color="#ce181e" style:text-position="0% 100%" fo:font-size="18pt" officeooo:rsid="000f52be" officeooo:paragraph-rsid="000f52be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color="#ce181e" style:text-position="0% 100%" fo:font-size="16pt" officeooo:rsid="000f52be" officeooo:paragraph-rsid="000f52be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color="#ce181e" fo:font-size="16pt" officeooo:rsid="0003d3ea" officeooo:paragraph-rsid="0003d3ea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000000" style:text-position="0% 100%" fo:font-size="12pt" officeooo:rsid="00103136" officeooo:paragraph-rsid="00103136" style:font-size-asian="10.5pt" style:font-size-complex="12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style:paragraph-properties fo:text-align="center"/>
    </style:style>
    <style:style style:name="T1" style:family="text">
      <style:text-properties officeooo:rsid="0007063f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090daa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cdf1b"/>
    </style:style>
    <style:style style:name="T6" style:family="text">
      <style:text-properties style:text-position="super 58%" officeooo:rsid="000ea61a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cdf1b"/>
    </style:style>
    <style:style style:name="T9" style:family="text">
      <style:text-properties style:text-position="0% 100%" officeooo:rsid="000ea61a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0cdf1b"/>
    </style:style>
    <style:style style:name="T12" style:family="text">
      <style:text-properties style:text-position="sub 58%" officeooo:rsid="000ea61a"/>
    </style:style>
    <style:style style:name="T13" style:family="text">
      <style:text-properties officeooo:rsid="000cdf1b"/>
    </style:style>
    <style:style style:name="T14" style:family="text">
      <style:text-properties fo:color="#00a65d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aison de séquences</text:p>
      <text:p text:style-name="P2">Comparaisons de génomes</text:p>
      <text:p text:style-name="P1"/>
      <text:p text:style-name="P1">Eric Tannier</text:p>
      <text:p text:style-name="P1"><text:a xlink:type="simple" xlink:href="mailto:eric.tannier@univ-lyon1.fr" text:style-name="Internet_20_link" text:visited-style-name="Visited_20_Internet_20_Link">eric.tannier@univ-lyon1.fr</text:a></text:p>
      <text:p text:style-name="P1">diapo disponible sur le site internet</text:p>
      <text:p text:style-name="P1"/>
      <text:p text:style-name="P4">Comparaison de séquences : prédiction de fonctions,phylogénie, biodiversité, annotation…</text:p>
      <text:p text:style-name="P4"/>
      <text:p text:style-name="P4"/>
      <text:p text:style-name="P22">Rappel<text:span text:style-name="T3">s</text:span> sur l’homologie et la similarité</text:p>
      <text:p text:style-name="P3"/>
      <text:p text:style-name="P6">Bras d’un humain et aile d’un oiseau =homologues</text:p>
      <text:p text:style-name="P6">aile de l’oiseau et aile d’une chauve-souris = homologues comment ?</text:p>
      <text:p text:style-name="P6">Homologues en tant que membres → même ancêtre commun en tant que membre mais pas en tant qu’aile. Les membres ont évolué de manière indépendante pour donner des ailes de nature différente.</text:p>
      <text:p text:style-name="P6"/>
      <text:p text:style-name="P7">Génomes peuvent être homologues sans que les chromosomes ne le soient.</text:p>
      <text:p text:style-name="P7">Gènes peuvent être homologues avec des nucléotides non homologues.</text:p>
      <text:p text:style-name="P7"/>
      <text:p text:style-name="P8"><draw:line text:anchor-type="paragraph" draw:z-index="0" draw:name="Forme1" draw:style-name="gr1" draw:text-style-name="P24" svg:x1="7.098cm" svg:y1="0.912cm" svg:x2="8.5cm" svg:y2="0.436cm"><text:p/></draw:line><draw:line text:anchor-type="paragraph" draw:z-index="1" draw:name="Forme2" draw:style-name="gr2" draw:text-style-name="P25" svg:x1="10.061cm" svg:y1="0.912cm" svg:x2="8.5cm" svg:y2="0.436cm"><text:p/></draw:line>A----B</text:p>
      <text:p text:style-name="P8"/>
      <text:p text:style-name="P8"><draw:line text:anchor-type="paragraph" draw:z-index="2" draw:name="Forme3" draw:style-name="gr2" draw:text-style-name="P25" svg:x1="6.913cm" svg:y1="0.388cm" svg:x2="6.913cm" svg:y2="1.261cm"><text:p/></draw:line><draw:line text:anchor-type="paragraph" draw:z-index="3" draw:name="Forme4" draw:style-name="gr2" draw:text-style-name="P25" svg:x1="10.088cm" svg:y1="0.441cm" svg:x2="10.114cm" svg:y2="1.288cm"><text:p/></draw:line>A----<text:span text:style-name="T2">B</text:span> <text:s text:c="18"/><text:span text:style-name="T2">A</text:span>----B</text:p>
      <text:p text:style-name="P8"/>
      <text:p text:style-name="P8"/>
      <text:p text:style-name="P8">A <text:s text:c="27"/>B</text:p>
      <text:p text:style-name="P8"/>
      <text:p text:style-name="P5"><text:s/><text:span text:style-name="T1">A et B sont homologues</text:span></text:p>
      <text:p text:style-name="P5"/>
      <text:p text:style-name="P9">Similarité sans homologie. On peut trouver plusieurs séquences (souvent courtes) similaires mais qui n’ont aucun ancêtre commun. </text:p>
      <text:p text:style-name="P10">Complexité d’un texte = capacité à l’écrire d’une manière plus simple.</text:p>
      <text:p text:style-name="P10">Exemple : <text:tab/>AAAAAA = 6A</text:p>
      <text:p text:style-name="P10"><text:tab/><text:tab/>ATCGTG = ATCGTG</text:p>
      <text:p text:style-name="P10"><text:s/></text:p>
      <text:p text:style-name="P11">On peut quantifier la simmilarité mais pas l’homologie.</text:p>
      <text:p text:style-name="P12">Similarité =notion quantitative.</text:p>
      <text:p text:style-name="P12">Homologie =notion qualitative.</text:p>
      <text:p text:style-name="P12"/>
      <text:p text:style-name="P14">Par calcul des probabilités d’avoir tant de similarité sur une séquence, on accepte ou on rejette H0.</text:p>
      <text:p text:style-name="P14">Chaque nucléotide a une chance sur 4 de se trouver là → 1/4 chance de similarité due au hasard.</text:p>
      <text:p text:style-name="P14">Sur 20 nucléotides → en moyenne on aura 5 nucléotides en commun.</text:p>
      <text:p text:style-name="P14"/>
      <text:p text:style-name="P14">Ex : Sur 20 nucléotides, 7 en commun.</text:p>
      <text:p text:style-name="P14">P(7 ou plus nucléotides similaires) = <text:span text:style-name="T13">S</text:span><text:span text:style-name="T11">k=7</text:span><text:span text:style-name="T5">n </text:span><text:span text:style-name="T6">=20</text:span>(1/4)<text:span text:style-name="T5">k</text:span><text:span text:style-name="T7">* (3/4)</text:span><text:span text:style-name="T5">n-k</text:span><text:span text:style-name="T7"> * C</text:span><text:span text:style-name="T4">20</text:span><text:span text:style-name="T10">7 </text:span><text:span text:style-name="T8">= 0,2</text:span></text:p>
      <text:p text:style-name="P16"><text:span text:style-name="T7">20 % de chance d’avoir cette similarité, on ne rejette pas l’hypothèse dans ce cas là.</text:span></text:p>
      <text:p text:style-name="P16"><text:span text:style-name="T7"/></text:p>
      <text:p text:style-name="P17"><text:span text:style-name="T7">Parfois il y a des séquences très répétées.</text:span></text:p>
      <text:p text:style-name="P17"><text:span text:style-name="T7">Ex : TATATATATATATA. </text:span></text:p>
      <text:p text:style-name="P17"><text:span text:style-name="T7">Dans ce cas là on évite de conclure à l’homologie</text:span></text:p>
      <text:p text:style-name="P17"><text:soft-page-break/><text:span text:style-name="T8">P</text:span><text:span text:style-name="T7">our 19 nucléotides similaires :</text:span></text:p>
      <text:p text:style-name="P15"><text:span text:style-name="T8">S</text:span><text:span text:style-name="T11">k=1</text:span><text:span text:style-name="T12">9</text:span><text:span text:style-name="T5">n </text:span><text:span text:style-name="T6">=20</text:span><text:span text:style-name="T7">(1/4)</text:span><text:span text:style-name="T5">k</text:span><text:span text:style-name="T7">* (3/4)</text:span><text:span text:style-name="T5">n-k</text:span><text:span text:style-name="T7"> * C</text:span><text:span text:style-name="T4">20</text:span><text:span text:style-name="T10">7 </text:span><text:span text:style-name="T8">= </text:span><text:span text:style-name="T9">10</text:span><text:span text:style-name="T6">-11</text:span></text:p>
      <text:p text:style-name="P18"/>
      <text:p text:style-name="P19">Cela semble petit mais si on compare par exemple 200 génome de mammifères (10<text:span text:style-name="T4">9 </text:span>nucléotides) on est dans l’ordre de grandeur de cette <text:s/>probabilité. Il faut s’adapter au contexte.</text:p>
      <text:p text:style-name="P19"/>
      <text:p text:style-name="P19"/>
      <text:p text:style-name="P21">Recherche de mots exacts dans un texte</text:p>
      <text:p text:style-name="P20"/>
      <text:p text:style-name="P23"><text:span text:style-name="T14">A =</text:span> Alphabet = ensemble des lettres auxquelles on a accès</text:p>
      <text:p text:style-name="P23"><text:span text:style-name="T14">S = </text:span>Séquence de lettres</text:p>
      <text:p text:style-name="P23"><text:span text:style-name="T14">|S| = n =</text:span> taille d’une séquence de lettres</text:p>
      <text:p text:style-name="P23"><text:span text:style-name="T14">M =</text:span> mot, séquence courte</text:p>
      <text:p text:style-name="P23"><text:span text:style-name="T14">T = </text:span>Texte, séquence longue</text:p>
      <text:p text:style-name="P23"/>
      <text:p text:style-name="P23"><text:span text:style-name="T14">S[i] =</text:span> caractère à la i<text:span text:style-name="T4">ème</text:span> position (départ 1)</text:p>
      <text:p text:style-name="P23"><text:span text:style-name="T14">S[i...j] = </text:span>Sous-chaîne entre les positions i et j</text:p>
      <text:p text:style-name="P23"><text:span text:style-name="T14">S[1...i] =</text:span> préfixe</text:p>
      <text:p text:style-name="P23"><text:span text:style-name="T14">S[j...n] =</text:span> suffixe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12:38.917633979</meta:creation-date>
    <dc:date>2018-09-25T09:25:33.228298478</dc:date>
    <meta:editing-duration>PT56M21S</meta:editing-duration>
    <meta:editing-cycles>15</meta:editing-cycles>
    <meta:generator>LibreOffice/5.4.6.2$Linux_X86_64 LibreOffice_project/40m0$Build-2</meta:generator>
    <meta:document-statistic meta:table-count="0" meta:image-count="0" meta:object-count="0" meta:page-count="2" meta:paragraph-count="46" meta:word-count="377" meta:character-count="2298" meta:non-whitespace-character-count="1916"/>
  </office:meta>
</office:document-meta>
</file>